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16-05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15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15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14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14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13-10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13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12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12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11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11-05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10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10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09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09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08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08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07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07-05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06-09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06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05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05-04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04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04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03-09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03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02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01-04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00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2000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99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99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98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97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97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96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96-04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95-08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95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94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93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92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91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91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90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90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90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9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9-07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9-04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8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8-07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8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7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7-04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7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7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6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6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6-04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6-01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4-08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4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4-06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4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4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4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4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4-0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4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4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4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4-0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4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4-01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4-01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4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3-1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3-1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3-1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3-11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3-1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80</text:p>
          </table:table-cell>
          <table:table-cell office:value-type="string" calcext:value-type="string">
            <text:p>1983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